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BackOffTests.noAttemptA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BackOffTests.maxAttemptsRe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xedBackOffTests.toString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BackOffTests.live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BackOffTests.defaul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xedBackOffTests.startReturnDifferen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